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font-name="Arial"/>
    </style:style>
    <style:style style:name="P2" style:family="paragraph" style:parent-style-name="Standard">
      <style:paragraph-properties>
        <style:tab-stops>
          <style:tab-stop style:position="2.487cm"/>
        </style:tab-stops>
      </style:paragraph-properties>
      <style:text-properties style:font-name="Arial"/>
    </style:style>
    <style:style style:name="P3" style:family="paragraph" style:parent-style-name="Standard">
      <style:text-properties style:font-name="Arial"/>
    </style:style>
    <style:style style:name="P4" style:family="paragraph" style:parent-style-name="Standard" style:list-style-name="L1">
      <style:text-properties style:font-name="Arial"/>
    </style:style>
    <style:style style:name="P5" style:family="paragraph" style:parent-style-name="Standard" style:list-style-name="L2">
      <style:text-properties style:font-name="Arial"/>
    </style:style>
    <style:style style:name="P6" style:family="paragraph" style:parent-style-name="Standard" style:list-style-name="L1">
      <style:text-properties style:font-name="Arial" style:text-underline-style="none"/>
    </style:style>
    <style:style style:name="P7" style:family="paragraph" style:parent-style-name="Standard" style:list-style-name="L3">
      <style:text-properties style:font-name="Arial"/>
    </style:style>
    <style:style style:name="P8" style:family="paragraph" style:parent-style-name="Standard" style:list-style-name="L4">
      <style:text-properties style:font-name="Arial"/>
    </style:style>
    <style:style style:name="P9" style:family="paragraph" style:parent-style-name="Standard" style:list-style-name="L5">
      <style:text-properties style:font-name="Arial"/>
    </style:style>
    <style:style style:name="P10" style:family="paragraph" style:parent-style-name="Standard" style:list-style-name="L7">
      <style:text-properties style:font-name="Arial"/>
    </style:style>
    <style:style style:name="P11" style:family="paragraph" style:parent-style-name="Standard" style:list-style-name="L5"/>
    <style:style style:name="P12" style:family="paragraph" style:parent-style-name="Standard" style:list-style-name="L12">
      <style:text-properties fo:background-color="transparent"/>
    </style:style>
    <style:style style:name="P13" style:family="paragraph" style:parent-style-name="Standard" style:list-style-name="L12"/>
    <style:style style:name="T1" style:family="text">
      <style:text-properties style:font-name="Arial"/>
    </style:style>
    <style:style style:name="T2" style:family="text">
      <style:text-properties style:font-name="Arial" fo:font-size="12pt" fo:background-color="#ff0000" style:font-size-asian="10.5pt" style:font-size-complex="12pt"/>
    </style:style>
    <style:style style:name="T3" style:family="text">
      <style:text-properties style:font-name="Arial" fo:font-size="12pt" style:font-size-asian="10.5pt" style:font-size-complex="12pt"/>
    </style:style>
    <style:style style:name="T4" style:family="text">
      <style:text-properties fo:background-color="transparent"/>
    </style:style>
    <text:list-style style:name="L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ytuł: GRAFICZNY EDYTOR ZAPYTAŃ TYPU S.O.D.A.</text:p>
      <text:p text:style-name="P2"/>
      <text:p text:style-name="P2"/>
      <text:p text:style-name="P2">Wstęp</text:p>
      <text:p text:style-name="P1"/>
      <text:p text:style-name="P1">Rozdział I <text:s/>Wprowadzenie</text:p>
      <text:p text:style-name="P1"/>
      <text:list xml:id="list2173074362" text:style-name="L1">
        <text:list-item>
          <text:p text:style-name="P4">Omówienie problemu</text:p>
        </text:list-item>
        <text:list-item>
          <text:p text:style-name="P4">Kontekst pracy</text:p>
        </text:list-item>
        <text:list-item>
          <text:p text:style-name="P4">Cel pracy</text:p>
        </text:list-item>
        <text:list-item>
          <text:p text:style-name="P4">Graficzne edytory zapytań SQL</text:p>
          <text:list>
            <text:list-item>
              <text:p text:style-name="P4">SQL Server</text:p>
            </text:list-item>
            <text:list-item>
              <text:p text:style-name="P4">DB2</text:p>
            </text:list-item>
            <text:list-item>
              <text:p text:style-name="P4">MS Access</text:p>
            </text:list-item>
          </text:list>
        </text:list-item>
      </text:list>
      <text:p text:style-name="P1"/>
      <text:p text:style-name="P1">Rozdział II <text:s/>Opis tworzonego oprogramowania</text:p>
      <text:list xml:id="list345560928" text:style-name="L2">
        <text:list-item>
          <text:p text:style-name="P5">Projekt I architektura</text:p>
        </text:list-item>
        <text:list-item>
          <text:p text:style-name="P5">Możliwości i funkcjonalności (co jest innowacyjnego, czemu jest fajny)</text:p>
        </text:list-item>
      </text:list>
      <text:list xml:id="list1480270027" text:continue-list="list2173074362" text:style-name="L1">
        <text:list-item>
          <text:p text:style-name="P6">Użyte narzedzia i technologie (omówienie narzędzi używanych w projekcie, uzasadnienie wyboru)</text:p>
          <text:list>
            <text:list-item>
              <text:p text:style-name="P4">db4o</text:p>
              <text:list>
                <text:list-item>
                  <text:p text:style-name="P4">SODA</text:p>
                </text:list-item>
              </text:list>
            </text:list-item>
            <text:list-item>
              <text:p text:style-name="P4">Eclipse platform</text:p>
            </text:list-item>
          </text:list>
        </text:list-item>
      </text:list>
      <text:list xml:id="list531987914" text:style-name="L3">
        <text:list-item>
          <text:list>
            <text:list-item>
              <text:list>
                <text:list-item>
                  <text:list>
                    <text:list-item>
                      <text:p text:style-name="P7">Model-Driven development</text:p>
                    </text:list-item>
                  </text:list>
                </text:list-item>
              </text:list>
            </text:list-item>
          </text:list>
        </text:list-item>
      </text:list>
      <text:list xml:id="list1825656613" text:continue-list="list1480270027" text:style-name="L1">
        <text:list-item>
          <text:list>
            <text:list-item>
              <text:list>
                <text:list-item>
                  <text:p text:style-name="P4">GEF</text:p>
                </text:list-item>
              </text:list>
            </text:list-item>
          </text:list>
        </text:list-item>
      </text:list>
      <text:list xml:id="list946142328" text:style-name="L4">
        <text:list-header>
          <text:p text:style-name="P8"/>
        </text:list-header>
      </text:list>
      <text:p text:style-name="Standard"><text:span text:style-name="T1">Rozdział III <text:s/>Rezultaty pracy (</text:span><text:span text:style-name="T2">omówienie osiągniętych rezultatów oraz ich znaczenia praktycznego, rozwojowego, itd.)</text:span></text:p>
      <text:p text:style-name="Standard"><text:span text:style-name="T2"/></text:p>
      <text:list xml:id="list1584806241" text:style-name="L12">
        <text:list-item>
          <text:p text:style-name="P12"><text:span text:style-name="T3">co udało się osiągnąć a co nie</text:span></text:p>
        </text:list-item>
        <text:list-item>
          <text:p text:style-name="P12"><text:span text:style-name="T3">Nierozwiązane problemy</text:span></text:p>
        </text:list-item>
        <text:list-item>
          <text:p text:style-name="P12">Z<text:span text:style-name="T1">alety i wady stworzonego oprogramowania</text:span></text:p>
        </text:list-item>
        <text:list-item>
          <text:p text:style-name="P12"><text:span text:style-name="T1">Propozycje rozwinięcia oprogramowania.</text:span></text:p>
        </text:list-item>
        <text:list-item>
          <text:p text:style-name="P12"><text:span text:style-name="T1">Porównanie z innymi narzędziami tego typu</text:span></text:p>
        </text:list-item>
        <text:list-item>
          <text:p text:style-name="P13"><text:span text:style-name="T4">C</text:span>iekawe problemy implementacyjne</text:p>
        </text:list-item>
      </text:list>
      <text:p text:style-name="P1"><text:span text:style-name="T1"/></text:p>
      <text:p text:style-name="P1"/>
      <text:p text:style-name="P1">Załącznik A <text:s/>- Podręcznik użytkownika</text:p>
      <text:p text:style-name="P1"/>
      <text:p text:style-name="P1">Załącznik B – Kod źródłowy</text:p>
      <text:p text:style-name="P1"/>
      <text:p text:style-name="P1">Bibliografi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ekst_20_pracy" style:display-name="tekst pracy" style:family="paragraph" style:parent-style-name="Standard">
      <style:paragraph-properties fo:margin-left="0cm" fo:margin-right="0cm" fo:margin-top="0.212cm" fo:margin-bottom="0cm" fo:text-align="justify" style:justify-single-word="false" fo:text-indent="1cm" style:auto-text-indent="false">
        <style:tab-stops>
          <style:tab-stop style:position="1cm"/>
          <style:tab-stop style:position="2cm"/>
          <style:tab-stop style:position="3cm"/>
          <style:tab-stop style:position="4.001cm"/>
          <style:tab-stop style:position="5.001cm"/>
          <style:tab-stop style:position="14.002cm" style:type="right"/>
        </style:tab-stops>
      </style:paragraph-properties>
      <style:text-properties fo:font-size="11pt" style:font-size-asian="11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Paweł Piątkowski</meta:initial-creator>
    <meta:creation-date>2009-08-18T23:17:24</meta:creation-date>
    <meta:generator>OpenOffice.org/3.1$Linux OpenOffice.org_project/310m19$Build-9420</meta:generator>
    <dc:date>2010-08-23T19:31:21</dc:date>
    <meta:editing-duration>PT03H03M17S</meta:editing-duration>
    <meta:editing-cycles>46</meta:editing-cycles>
    <meta:document-statistic meta:table-count="0" meta:image-count="0" meta:object-count="0" meta:page-count="1" meta:paragraph-count="29" meta:word-count="131" meta:character-count="912"/>
    <meta:user-defined meta:name="Info 1"/>
    <meta:user-defined meta:name="Info 2"/>
    <meta:user-defined meta:name="Info 3"/>
    <meta:user-defined meta:name="Info 4"/>
  </office:meta>
</office:document-meta>
</file>